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WebApplicationContext.setMetaClass( MetaClass met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WebApplicationContext.getDefaultConfigLoc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WebApplicationContext.invokeMethod( String name , Object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WebApplicationContext.getProperty( String proper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ovyWebApplicationContext.getMeta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WebApplicationContext.setProperty( String property , Object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WebApplicationContext.loadBeanDefinitions( GroovyBeanDefinition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WebApplicationContext.loadBeanDefinitions( DefaultListable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oovyWebApplicationContext.initBeanDefinitionReader( GroovyBeanDefinitionReader beanDefinition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